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7pt" officeooo:rsid="000bc32e" style:font-size-asian="6.09999990463257pt" style:font-size-complex="7pt"/>
    </style:style>
    <style:style style:name="P2" style:family="paragraph" style:parent-style-name="Standard">
      <style:text-properties officeooo:rsid="000f1365" officeooo:paragraph-rsid="000f1365"/>
    </style:style>
    <style:style style:name="P3" style:family="paragraph" style:parent-style-name="Standard">
      <style:text-properties officeooo:paragraph-rsid="0012a54f"/>
    </style:style>
    <style:style style:name="P4" style:family="paragraph" style:parent-style-name="Standard">
      <style:text-properties officeooo:rsid="00146152" officeooo:paragraph-rsid="00146152"/>
    </style:style>
    <style:style style:name="P5" style:family="paragraph" style:parent-style-name="Standard">
      <style:text-properties officeooo:rsid="0015dfaf" officeooo:paragraph-rsid="0015dfaf"/>
    </style:style>
    <style:style style:name="P6" style:family="paragraph" style:parent-style-name="Standard">
      <style:text-properties officeooo:rsid="00170ec3" officeooo:paragraph-rsid="00170ec3"/>
    </style:style>
    <style:style style:name="P7" style:family="paragraph" style:parent-style-name="Standard">
      <style:text-properties officeooo:rsid="00182a59" officeooo:paragraph-rsid="00182a59"/>
    </style:style>
    <style:style style:name="P8" style:family="paragraph" style:parent-style-name="Standard">
      <style:text-properties officeooo:paragraph-rsid="001c5a91"/>
    </style:style>
    <style:style style:name="P9" style:family="paragraph" style:parent-style-name="Standard">
      <style:text-properties officeooo:rsid="001e58c8" officeooo:paragraph-rsid="001e58c8"/>
    </style:style>
    <style:style style:name="P10" style:family="paragraph" style:parent-style-name="Standard">
      <style:text-properties officeooo:rsid="001f5904" officeooo:paragraph-rsid="001f5904"/>
    </style:style>
    <style:style style:name="P11" style:family="paragraph" style:parent-style-name="Standard">
      <style:text-properties officeooo:rsid="00211c01" officeooo:paragraph-rsid="00211c01"/>
    </style:style>
    <style:style style:name="P12" style:family="paragraph" style:parent-style-name="Standard">
      <style:text-properties officeooo:paragraph-rsid="00211c01"/>
    </style:style>
    <style:style style:name="P13" style:family="paragraph" style:parent-style-name="Standard">
      <style:text-properties officeooo:rsid="0023951c" officeooo:paragraph-rsid="0023951c"/>
    </style:style>
    <style:style style:name="P14" style:family="paragraph" style:parent-style-name="Standard">
      <style:text-properties fo:font-style="normal" officeooo:rsid="0023951c" officeooo:paragraph-rsid="0023951c" style:font-style-asian="normal" style:font-style-complex="normal"/>
    </style:style>
    <style:style style:name="P15" style:family="paragraph" style:parent-style-name="Standard">
      <style:text-properties fo:font-style="normal" officeooo:rsid="0025758e" officeooo:paragraph-rsid="0025758e" style:font-style-asian="normal" style:font-style-complex="normal"/>
    </style:style>
    <style:style style:name="P16" style:family="paragraph" style:parent-style-name="Standard">
      <style:text-properties officeooo:rsid="000bc32e" officeooo:paragraph-rsid="000bc32e"/>
    </style:style>
    <style:style style:name="P17" style:family="paragraph" style:parent-style-name="Standard">
      <style:text-properties officeooo:rsid="0028a585" officeooo:paragraph-rsid="0028a5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ba2b" style:font-weight-asian="bold" style:font-weight-complex="bold"/>
    </style:style>
    <style:style style:name="T3" style:family="text">
      <style:text-properties fo:font-weight="bold" officeooo:rsid="00198efb" style:font-weight-asian="bold" style:font-weight-complex="bold"/>
    </style:style>
    <style:style style:name="T4" style:family="text">
      <style:text-properties officeooo:rsid="000d5b6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59483" style:font-style-asian="italic" style:font-style-complex="italic"/>
    </style:style>
    <style:style style:name="T7" style:family="text">
      <style:text-properties fo:font-style="italic" officeooo:rsid="0017a925" style:font-style-asian="italic" style:font-style-complex="italic"/>
    </style:style>
    <style:style style:name="T8" style:family="text">
      <style:text-properties fo:font-style="italic" officeooo:rsid="001aeac3" style:font-style-asian="italic" style:font-style-complex="italic"/>
    </style:style>
    <style:style style:name="T9" style:family="text">
      <style:text-properties fo:font-style="italic" officeooo:rsid="00198efb" style:font-style-asian="italic" style:font-style-complex="italic"/>
    </style:style>
    <style:style style:name="T10" style:family="text">
      <style:text-properties fo:font-style="italic" officeooo:rsid="00211492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2a54f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officeooo:rsid="000ffc92"/>
    </style:style>
    <style:style style:name="T14" style:family="text">
      <style:text-properties officeooo:rsid="0012a54f"/>
    </style:style>
    <style:style style:name="T1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198efb" style:font-style-asian="normal" style:font-style-complex="normal"/>
    </style:style>
    <style:style style:name="T18" style:family="text">
      <style:text-properties fo:font-style="normal" officeooo:rsid="001c5a91" style:font-style-asian="normal" style:font-style-complex="normal"/>
    </style:style>
    <style:style style:name="T19" style:family="text">
      <style:text-properties fo:font-style="normal" officeooo:rsid="001cc2b1" style:font-style-asian="normal" style:font-style-complex="normal"/>
    </style:style>
    <style:style style:name="T20" style:family="text">
      <style:text-properties fo:font-style="normal" officeooo:rsid="00211492" style:font-style-asian="normal" style:font-style-complex="normal"/>
    </style:style>
    <style:style style:name="T21" style:family="text">
      <style:text-properties fo:font-style="normal" officeooo:rsid="00211c01" style:font-style-asian="normal" style:font-style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11c01" style:font-style-asian="normal" style:font-weight-asian="bold" style:font-style-complex="normal" style:font-weight-complex="bold"/>
    </style:style>
    <style:style style:name="T24" style:family="text">
      <style:text-properties officeooo:rsid="00159483"/>
    </style:style>
    <style:style style:name="T25" style:family="text">
      <style:text-properties officeooo:rsid="0017a925"/>
    </style:style>
    <style:style style:name="T26" style:family="text">
      <style:text-properties officeooo:rsid="00198efb"/>
    </style:style>
    <style:style style:name="T27" style:family="text">
      <style:text-properties officeooo:rsid="001aea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RELAZIONE </text:span><text:span text:style-name="T2">SECONDO</text:span><text:span text:style-name="T1"> PROGETTO INTERMEDIO.<text:tab/>GABRIELE MASCIOTTI</text:span></text:p>
      <text:p text:style-name="P1"/>
      <text:p text:style-name="P16">Il progetto prevedeva la progettazione e realizzazione di una semplice estensione del linguaggio didattico funzionale che permettesse di manipolare diziona<text:span text:style-name="T4">ri, ossia collezioni di coppie chiave-valore dove </text:span>la chiave è unica.</text:p>
      <text:p text:style-name="P17">Il compito svolto si trova al file “testo.ml”.</text:p>
      <text:p text:style-name="P2">L’estensione da me presentata vede l’<text:span text:style-name="T1">aggiunta di alcune espressioni</text:span> <text:span text:style-name="T13">(exp e corrispondenti evT) </text:span>che sono state utilizzate per implementare la <text:span text:style-name="T5">struttura dei dizionari</text:span>, le <text:span text:style-name="T5">operazioni primitive</text:span> di questi ultimi e le <text:span text:style-name="T5">funzioni binarie</text:span> (con due parametri).</text:p>
      <text:p text:style-name="P3"><text:span text:style-name="T14">In questa visione del progetto i dizionari hanno una struttura simile ad un albero; il corpo è rappresentato da una concatenazione di espressioni “</text:span><text:span text:style-name="T11">List</text:span><text:span text:style-name="T14">”, terminata dal valore speciale “</text:span><text:span text:style-name="T11">DizVuotoexp</text:span><text:span text:style-name="T14">” che rappresenta un dizionario vuoto.</text:span></text:p>
      <text:p text:style-name="P4">L’espressione aggiuntiva “<text:span text:style-name="T15">Diz</text:span>” è il costruttore utilizzato per creare un nuovo dizionario, e quando valutata dall’interprete (eval), questo restituisce una versione evT del dizionario, utilizzando la funzione (aggiunta all’interprete) <text:span text:style-name="T12">eval_dizionario</text:span> per valutarne il corpo. <text:span text:style-name="T6">eval_dizionario</text:span><text:span text:style-name="T24"> controlla che tutti gli elementi all’interno del dizionario siano dello stesso tipo.</text:span></text:p>
      <text:p text:style-name="P5">L’espressione “<text:span text:style-name="T1">Search</text:span>” è utilizzata per cercare una chiave all’interno di un dizionario. Essa si serve di una funzione booleana esterna (<text:span text:style-name="T5">has_key</text:span>) che controlla se nel corpo del dizionario si trova la chiave desiderata.</text:p>
      <text:p text:style-name="P5">L’espressione “<text:span text:style-name="T1">Insert</text:span>” è utilizzata per inserire un elemento in un dizionario. <text:span text:style-name="T27">Dopo aver controllato che la chiave dell’elemento che si vuole inserire non sia già presente nel dizionario (facendo uso della funzione </text:span><text:span text:style-name="T8">has_key</text:span><text:span text:style-name="T27">), invoca</text:span> la funzione esterna <text:span text:style-name="T5">insert</text:span> la quale controlla che il nome del valore da aggiungere non sia vuoto e che il tipo del valore sia omogeneo con quello degli altri valori del dizionario.</text:p>
      <text:p text:style-name="P6">L’espressione “<text:span text:style-name="T1">Delete</text:span>” è utilizzata per rimuovere un elemento da un dizionario (utilizza la funzione esterna <text:span text:style-name="T5">remove</text:span> dopo aver controllato che la chiave da eliminare sia effettivamente contenuta nel dizionario, <text:span text:style-name="T25">invocando </text:span><text:span text:style-name="T7">has_key</text:span>).</text:p>
      <text:p text:style-name="P7">L’espressione “<text:span text:style-name="T1">Iterate</text:span>” è utilizzata per applicare una funzione a tutti gli elementi di un dizionario. Impiega la funzione (aggiunta all’interprete) <text:span text:style-name="T5">iteration</text:span> <text:span text:style-name="T26">la quale restituisce il dizionario ai cui valori è stata applicata la funzione passatagli come parametro.</text:span></text:p>
      <text:p text:style-name="P8"><text:span text:style-name="T26">L’espressione “</text:span><text:span text:style-name="T3">Fold</text:span><text:span text:style-name="T26">” è utilizzata per calcolare il valore ottenuto applicando una funzione sequenzialmente a tutti gli elementi di un dizionario. Nella sua valutazione all’interno dell’interprete si trova un pattern matching che definisce le operazioni del linguaggio che possono essere applicate sequenzialmente a tutti gli elementi in modo da produrre un risultato unico. A seconda dell’operazione, l’interprete imposta il valore di un accumulatore iniziale e lo passa alla funzione (aggiunta all’interprete) </text:span><text:span text:style-name="T9">folder</text:span><text:span text:style-name="T17">, </text:span><text:span text:style-name="T18">la quale </text:span><text:span text:style-name="T19">compone il risultato da restituire.</text:span></text:p>
      <text:p text:style-name="P9"><text:span text:style-name="T19">C</text:span><text:span text:style-name="T16">onseguenza della necessità di passare anche l’accumulatore alle funzioni, è l’estensione del linguaggio che vede l’implementazione di </text:span><text:span text:style-name="T22">funzioni binarie</text:span><text:span text:style-name="T16"> (Fbin, Applybin ...). La loro gestione è del tutto similare a quella delle funzioni unarie, con la differenza principale del doppio binding in ambiente per ognuno dei parametri.</text:span></text:p>
      <text:p text:style-name="P10"><text:span text:style-name="T16">Infine l’espressione “</text:span><text:span text:style-name="T22">Filter</text:span><text:span text:style-name="T16">” è utilizzata per rimuovere da un dizionario tutte le coppie chiave-valore per cui la chiave non compare nella lista passatagli come parametro. </text:span><text:span text:style-name="T20">Fa uso della funzione esterna </text:span><text:span text:style-name="T10">filter</text:span><text:span text:style-name="T20"> che restituisce il dizionario “filtrato”.</text:span></text:p>
      <text:p text:style-name="P11"><text:span text:style-name="T20">L</text:span><text:span text:style-name="T16">e due funzioni aggiunte infondo consentono di stampare a video valori evT e dizionari.</text:span></text:p>
      <text:p text:style-name="P12"><text:span text:style-name="T21">Prima dell’implementazione delle funzioni utilizzate dalle operazioni primitive si trova il </text:span><text:span text:style-name="T23">type checker dinamico</text:span><text:span text:style-name="T21"> del linguaggio esteso con il nuovo tipo dizionario.</text:span></text:p>
      <text:p text:style-name="P11"><text:span text:style-name="T16">Infondo è presente una </text:span><text:span text:style-name="T22">batteria di test</text:span><text:span text:style-name="T16"> per verificare il corretto funzionamento dell’interprete ed il lancio di alcune eccezioni.</text:span></text:p>
      <text:p text:style-name="P13"><text:span text:style-name="T16">Il file sorgente denominato “testo.ml” può essere compilato direttamente da terminale (con comando apposito </text:span><text:span text:style-name="T5">ocamlc</text:span><text:span text:style-name="T16">); l’esecuzione dell’eseguibile creato stamperà a video il risultato dei test.</text:span></text:p>
      <text:p text:style-name="P14">Ad ogni modo il file “res.txt” contiene una traccia di esecuzione del codice al file precedente.</text:p>
      <text:p text:style-name="P15">Il file “regole.odt” contiene le regole operazionali per il nuovo tipo di dato Dizionario e per l’implementazione delle funzioni binari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30T22:53:21.565510677</meta:creation-date>
    <dc:date>2020-01-11T19:48:15.790401151</dc:date>
    <meta:editing-duration>PT2H5M57S</meta:editing-duration>
    <meta:editing-cycles>30</meta:editing-cycles>
    <meta:generator>LibreOffice/6.3.3.2$Linux_X86_64 LibreOffice_project/30$Build-2</meta:generator>
    <meta:document-statistic meta:table-count="0" meta:image-count="0" meta:object-count="0" meta:page-count="1" meta:paragraph-count="19" meta:word-count="605" meta:character-count="4257" meta:non-whitespace-character-count="3671"/>
  </office:meta>
</office:document-meta>
</file>